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paragraph-rsid="001b20db" style:font-weight-asian="normal" style:font-weight-complex="normal"/>
    </style:style>
    <style:style style:name="P2" style:family="paragraph" style:parent-style-name="Standard">
      <style:text-properties fo:font-size="26pt" fo:font-weight="bold" officeooo:rsid="0009af8e" officeooo:paragraph-rsid="001b20db" style:font-size-asian="22.75pt" style:font-weight-asian="bold" style:font-size-complex="26pt" style:font-weight-complex="bold"/>
    </style:style>
    <style:style style:name="P3" style:family="paragraph" style:parent-style-name="Standard">
      <style:text-properties fo:font-size="20pt" fo:font-weight="normal" officeooo:rsid="0009af8e" officeooo:paragraph-rsid="001b20db"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fo:font-size="20pt" fo:font-weight="normal" officeooo:rsid="0009af8e" officeooo:paragraph-rsid="001b20db" style:font-size-asian="20pt" style:font-weight-asian="normal" style:font-size-complex="20pt" style:font-weight-complex="normal"/>
    </style:style>
    <style:style style:name="P5" style:family="paragraph" style:parent-style-name="Standard">
      <style:text-properties fo:font-size="20pt" fo:font-weight="bold" officeooo:rsid="0009af8e" officeooo:paragraph-rsid="001b20db" style:font-size-asian="20pt" style:font-weight-asian="bold" style:font-size-complex="20pt" style:font-weight-complex="bold"/>
    </style:style>
    <style:style style:name="P6" style:family="paragraph" style:parent-style-name="Standard">
      <style:text-properties fo:font-size="12pt" fo:font-weight="normal" officeooo:rsid="000b865d" officeooo:paragraph-rsid="001b20db" style:font-size-asian="10.5pt" style:font-weight-asian="normal" style:font-size-complex="12pt" style:font-weight-complex="normal"/>
    </style:style>
    <style:style style:name="P7" style:family="paragraph" style:parent-style-name="Standard">
      <style:text-properties fo:font-size="12pt" fo:font-style="normal" style:text-underline-style="solid" style:text-underline-width="auto" style:text-underline-color="font-color" fo:font-weight="bold" officeooo:rsid="00112e39" officeooo:paragraph-rsid="001b20db" style:font-size-asian="10.5pt" style:font-style-asian="normal" style:font-weight-asian="bold" style:font-size-complex="12pt" style:font-style-complex="normal" style:font-weight-complex="bold"/>
    </style:style>
    <style:style style:name="P8" style:family="paragraph" style:parent-style-name="Standard">
      <style:text-properties fo:font-size="12pt" fo:font-weight="normal" officeooo:rsid="00128ba1" officeooo:paragraph-rsid="001b20db"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bold" officeooo:rsid="00112e39" officeooo:paragraph-rsid="001b20db" style:font-size-asian="10.5pt" style:font-weight-asian="bold" style:font-size-complex="12pt" style:font-weight-complex="bold"/>
    </style:style>
    <style:style style:name="P10" style:family="paragraph" style:parent-style-name="Standard">
      <style:text-properties fo:font-size="12pt" fo:font-weight="normal" officeooo:rsid="00112e39" officeooo:paragraph-rsid="001b20db" style:font-size-asian="10.5pt" style:font-weight-asian="normal" style:font-size-complex="12pt" style:font-weight-complex="normal"/>
    </style:style>
    <style:style style:name="P11" style:family="paragraph" style:parent-style-name="Standard">
      <style:text-properties fo:font-size="12pt" fo:font-weight="normal" officeooo:rsid="001486a9" officeooo:paragraph-rsid="001b20db" style:font-size-asian="10.5pt" style:font-weight-asian="normal" style:font-size-complex="12pt" style:font-weight-complex="normal"/>
    </style:style>
    <style:style style:name="P12" style:family="paragraph" style:parent-style-name="Standard">
      <style:text-properties officeooo:paragraph-rsid="001b20db"/>
    </style:style>
    <style:style style:name="P13" style:family="paragraph" style:parent-style-name="Standard">
      <style:text-properties fo:font-size="20pt" fo:font-weight="bold" officeooo:paragraph-rsid="001b20db" style:font-size-asian="20pt" style:font-weight-asian="bold" style:font-size-complex="20pt" style:font-weight-complex="bold"/>
    </style:style>
    <style:style style:name="P14" style:family="paragraph" style:parent-style-name="Standard">
      <style:paragraph-properties fo:text-align="left" style:justify-single-word="false"/>
      <style:text-properties style:font-name="Liberation Serif" fo:font-size="12pt" style:text-underline-style="solid" style:text-underline-width="auto" style:text-underline-color="font-color" fo:font-weight="bold" officeooo:rsid="001c8c1f" officeooo:paragraph-rsid="001b20db" style:font-size-asian="10.5pt" style:font-weight-asian="bold" style:font-size-complex="12pt" style:font-weight-complex="bold"/>
    </style:style>
    <style:style style:name="P15" style:family="paragraph" style:parent-style-name="Standard">
      <style:paragraph-properties fo:text-align="left" style:justify-single-word="false"/>
      <style:text-properties style:font-name="Liberation Serif" fo:font-size="12pt" style:text-underline-style="none" fo:font-weight="normal" officeooo:rsid="001c8c1f" officeooo:paragraph-rsid="001b20db" style:font-size-asian="10.5pt" style:font-weight-asian="normal" style:font-size-complex="12pt" style:font-weight-complex="normal"/>
    </style:style>
    <style:style style:name="P16" style:family="paragraph" style:parent-style-name="Standard">
      <style:paragraph-properties fo:text-align="left" style:justify-single-word="false"/>
      <style:text-properties officeooo:paragraph-rsid="001b20db"/>
    </style:style>
    <style:style style:name="P17" style:family="paragraph" style:parent-style-name="Standard">
      <style:paragraph-properties fo:text-align="left" style:justify-single-word="false"/>
      <style:text-properties style:font-name="Liberation Serif" fo:font-size="12pt" style:text-underline-style="none" fo:font-weight="normal" officeooo:rsid="002d82f0" officeooo:paragraph-rsid="001b20db" style:font-size-asian="10.5pt" style:font-weight-asian="normal" style:font-size-complex="12pt" style:font-weight-complex="normal"/>
    </style:style>
    <style:style style:name="P18" style:family="paragraph" style:parent-style-name="Standard">
      <style:paragraph-properties fo:text-align="left" style:justify-single-word="false"/>
      <style:text-properties style:font-name="Liberation Serif" fo:font-size="12pt" fo:font-style="italic" style:text-underline-style="none" fo:font-weight="normal" officeooo:rsid="001c8c1f" officeooo:paragraph-rsid="001b20db" style:font-size-asian="10.5pt" style:font-style-asian="italic" style:font-weight-asian="normal" style:font-size-complex="12pt" style:font-style-complex="italic" style:font-weight-complex="normal"/>
    </style:style>
    <style:style style:name="P19" style:family="paragraph" style:parent-style-name="Standard">
      <style:text-properties fo:font-size="20pt" fo:font-weight="bold" officeooo:rsid="00166991" officeooo:paragraph-rsid="001b20db" style:font-size-asian="20pt" style:font-weight-asian="bold" style:font-size-complex="20pt" style:font-weight-complex="bold"/>
    </style:style>
    <style:style style:name="P20" style:family="paragraph" style:parent-style-name="Text_20_body">
      <style:text-properties fo:font-size="22pt" fo:font-weight="bold" officeooo:paragraph-rsid="001b20db" style:font-size-asian="22pt" style:font-weight-asian="bold" style:font-size-complex="22pt" style:font-weight-complex="bold"/>
    </style:style>
    <style:style style:name="P21" style:family="paragraph" style:parent-style-name="Text_20_body">
      <style:text-properties officeooo:paragraph-rsid="001b20db"/>
    </style:style>
    <style:style style:name="P22" style:family="paragraph" style:parent-style-name="Text_20_body">
      <style:text-properties style:text-underline-style="solid" style:text-underline-width="auto" style:text-underline-color="font-color" fo:font-weight="bold" officeooo:rsid="000a952c" officeooo:paragraph-rsid="001b20db" style:font-weight-asian="bold" style:font-weight-complex="bold"/>
    </style:style>
    <style:style style:name="P23" style:family="paragraph" style:parent-style-name="Text_20_body">
      <style:text-properties fo:font-style="italic" style:text-underline-style="none" fo:font-weight="bold" officeooo:rsid="000a952c" officeooo:paragraph-rsid="001b20db" style:font-style-asian="italic" style:font-weight-asian="bold" style:font-style-complex="italic" style:font-weight-complex="bold"/>
    </style:style>
    <style:style style:name="P24" style:family="paragraph" style:parent-style-name="Text_20_body">
      <style:text-properties style:text-underline-style="none" fo:font-weight="normal" officeooo:rsid="000a952c" officeooo:paragraph-rsid="001b20db" style:font-weight-asian="normal" style:font-weight-complex="normal"/>
    </style:style>
    <style:style style:name="P25" style:family="paragraph" style:parent-style-name="Text_20_body">
      <style:text-properties fo:font-style="italic" style:text-underline-style="none" fo:font-weight="bold" officeooo:rsid="000cea5f" officeooo:paragraph-rsid="001b20db" style:font-style-asian="italic" style:font-weight-asian="bold" style:font-style-complex="italic" style:font-weight-complex="bold"/>
    </style:style>
    <style:style style:name="P26" style:family="paragraph" style:parent-style-name="Standard">
      <style:text-properties fo:font-style="italic" style:text-underline-style="none" fo:font-weight="bold" officeooo:rsid="0013c718" officeooo:paragraph-rsid="001b20db" style:font-style-asian="italic" style:font-weight-asian="bold" style:font-style-complex="italic" style:font-weight-complex="bold"/>
    </style:style>
    <style:style style:name="P27" style:family="paragraph" style:parent-style-name="Standard">
      <style:text-properties fo:font-style="normal" style:text-underline-style="none" fo:font-weight="normal" officeooo:rsid="0013c718" officeooo:paragraph-rsid="001b20db" style:font-style-asian="normal" style:font-weight-asian="normal" style:font-style-complex="normal" style:font-weight-complex="normal"/>
    </style:style>
    <style:style style:name="P28" style:family="paragraph" style:parent-style-name="Standard">
      <style:text-properties style:text-underline-style="solid" style:text-underline-width="auto" style:text-underline-color="font-color" fo:font-weight="bold" officeooo:rsid="000dcd2e" officeooo:paragraph-rsid="001b20db" style:font-weight-asian="bold" style:font-weight-complex="bold"/>
    </style:style>
    <style:style style:name="P29" style:family="paragraph" style:parent-style-name="Standard">
      <style:text-properties style:text-underline-style="none" fo:font-weight="normal" officeooo:rsid="0013a42a" officeooo:paragraph-rsid="001b20db" style:font-weight-asian="normal" style:font-weight-complex="normal"/>
    </style:style>
    <style:style style:name="P30" style:family="paragraph" style:parent-style-name="Standard">
      <style:text-properties style:text-underline-style="none" fo:font-weight="normal" officeooo:rsid="000dcd2e" officeooo:paragraph-rsid="001b20db" style:font-weight-asian="normal" style:font-weight-complex="normal"/>
    </style:style>
    <style:style style:name="P31" style:family="paragraph" style:parent-style-name="Standard">
      <style:text-properties fo:font-size="12pt" style:text-underline-style="none" fo:font-weight="normal" officeooo:rsid="00166991" officeooo:paragraph-rsid="001b20db"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99855" officeooo:paragraph-rsid="001b20db" style:font-size-asian="10.5pt" style:font-weight-asian="normal" style:font-size-complex="12pt" style:font-weight-complex="normal"/>
    </style:style>
    <style:style style:name="P33" style:family="paragraph" style:parent-style-name="Standard">
      <style:text-properties fo:font-size="12pt" style:text-underline-style="solid" style:text-underline-width="auto" style:text-underline-color="font-color" fo:font-weight="bold" officeooo:rsid="001b20db" officeooo:paragraph-rsid="001b20db" style:font-size-asian="10.5pt" style:font-weight-asian="bold" style:font-size-complex="12pt" style:font-weight-complex="bold"/>
    </style:style>
    <style:style style:name="P34" style:family="paragraph" style:parent-style-name="Standard">
      <style:text-properties fo:font-style="italic" style:text-underline-style="none" fo:font-weight="bold" officeooo:rsid="0011cc77" officeooo:paragraph-rsid="001b20db" style:font-style-asian="italic" style:font-weight-asian="bold" style:font-style-complex="italic" style:font-weight-complex="bold"/>
    </style:style>
    <style:style style:name="P35" style:family="paragraph" style:parent-style-name="Standard">
      <style:text-properties fo:font-style="normal" style:text-underline-style="none" fo:font-weight="normal" officeooo:rsid="000f9c66" officeooo:paragraph-rsid="001b20db" style:font-style-asian="normal" style:font-weight-asian="normal" style:font-style-complex="normal" style:font-weight-complex="normal"/>
    </style:style>
    <style:style style:name="P36" style:family="paragraph" style:parent-style-name="Standard">
      <style:text-properties style:text-underline-style="none" fo:font-weight="normal" officeooo:rsid="0011cc77" officeooo:paragraph-rsid="001b20db" style:font-weight-asian="normal" style:font-weight-complex="normal"/>
    </style:style>
    <style:style style:name="P37" style:family="paragraph" style:parent-style-name="Standard">
      <style:text-properties style:text-underline-style="none" fo:font-weight="normal" officeooo:rsid="0011ecf1" officeooo:paragraph-rsid="001b20d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9af8e" style:font-weight-asian="bold" style:font-weight-complex="bold"/>
    </style:style>
    <style:style style:name="T3" style:family="text">
      <style:text-properties fo:font-size="26pt" fo:font-weight="bold" officeooo:rsid="0009af8e" style:font-size-asian="22.75pt" style:font-weight-asian="bold" style:font-size-complex="26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fo:font-weight="normal" officeooo:rsid="00133c03" style:font-size-asian="20pt" style:font-weight-asian="normal" style:font-size-complex="20pt" style:font-weight-complex="normal"/>
    </style:style>
    <style:style style:name="T6" style:family="text">
      <style:text-properties officeooo:rsid="00133c03"/>
    </style:style>
    <style:style style:name="T7" style:family="text">
      <style:text-properties officeooo:rsid="00166991"/>
    </style:style>
    <style:style style:name="T8" style:family="text">
      <style:text-properties officeooo:rsid="00112e39"/>
    </style:style>
    <style:style style:name="T9" style:family="text">
      <style:text-properties officeooo:rsid="000c17ca"/>
    </style:style>
    <style:style style:name="T10" style:family="text">
      <style:text-properties officeooo:rsid="0014046c"/>
    </style:style>
    <style:style style:name="T11" style:family="text">
      <style:text-properties officeooo:rsid="00128ba1"/>
    </style:style>
    <style:style style:name="T12" style:family="text">
      <style:text-properties officeooo:rsid="00183b0b"/>
    </style:style>
    <style:style style:name="T13" style:family="text">
      <style:text-properties officeooo:rsid="001486a9"/>
    </style:style>
    <style:style style:name="T14" style:family="text">
      <style:text-properties fo:font-size="12pt" fo:font-weight="normal" officeooo:rsid="001486a9" style:font-size-asian="10.5pt" style:font-weight-asian="normal" style:font-size-complex="12pt" style:font-weight-complex="normal"/>
    </style:style>
    <style:style style:name="T15" style:family="text">
      <style:text-properties officeooo:rsid="00194560"/>
    </style:style>
    <style:style style:name="T16" style:family="text">
      <style:text-properties officeooo:rsid="001a17e3"/>
    </style:style>
    <style:style style:name="T17" style:family="text">
      <style:text-properties officeooo:rsid="0009af8e"/>
    </style:style>
    <style:style style:name="T18" style:family="text">
      <style:text-properties style:font-name="Liberation Serif" fo:font-size="12pt" style:text-underline-style="none" fo:font-weight="normal" style:font-size-asian="10.5pt" style:font-weight-asian="normal" style:font-size-complex="12pt" style:font-weight-complex="normal"/>
    </style:style>
    <style:style style:name="T19" style:family="text">
      <style:text-properties officeooo:rsid="001e23a4"/>
    </style:style>
    <style:style style:name="T20" style:family="text">
      <style:text-properties officeooo:rsid="00209a75"/>
    </style:style>
    <style:style style:name="T21" style:family="text">
      <style:text-properties officeooo:rsid="001efb74"/>
    </style:style>
    <style:style style:name="T22" style:family="text">
      <style:text-properties officeooo:rsid="001f3ab9"/>
    </style:style>
    <style:style style:name="T23" style:family="text">
      <style:text-properties style:font-name="Liberation Serif" fo:font-size="12pt" style:text-underline-style="none" fo:font-weight="normal" officeooo:rsid="001c8c1f" style:font-size-asian="10.5pt" style:font-weight-asian="normal" style:font-size-complex="12pt" style:font-weight-complex="normal"/>
    </style:style>
    <style:style style:name="T24" style:family="text">
      <style:text-properties style:font-name="Liberation Serif" fo:font-size="12pt" style:text-underline-style="none" fo:font-weight="normal" officeooo:rsid="00226c8c" style:font-size-asian="10.5pt" style:font-weight-asian="normal" style:font-size-complex="12pt" style:font-weight-complex="normal"/>
    </style:style>
    <style:style style:name="T25" style:family="text">
      <style:text-properties officeooo:rsid="00226c8c"/>
    </style:style>
    <style:style style:name="T26" style:family="text">
      <style:text-properties officeooo:rsid="00236553"/>
    </style:style>
    <style:style style:name="T27" style:family="text">
      <style:text-properties officeooo:rsid="0028161e"/>
    </style:style>
    <style:style style:name="T28" style:family="text">
      <style:text-properties officeooo:rsid="002423c4"/>
    </style:style>
    <style:style style:name="T29" style:family="text">
      <style:text-properties officeooo:rsid="0024c2ea"/>
    </style:style>
    <style:style style:name="T30" style:family="text">
      <style:text-properties officeooo:rsid="002565bf"/>
    </style:style>
    <style:style style:name="T31" style:family="text">
      <style:text-properties officeooo:rsid="002735fe"/>
    </style:style>
    <style:style style:name="T32" style:family="text">
      <style:text-properties officeooo:rsid="0029d4cb"/>
    </style:style>
    <style:style style:name="T33" style:family="text">
      <style:text-properties officeooo:rsid="00334130"/>
    </style:style>
    <style:style style:name="T34" style:family="text">
      <style:text-properties officeooo:rsid="0029e6f5"/>
    </style:style>
    <style:style style:name="T35" style:family="text">
      <style:text-properties officeooo:rsid="002bd3e7"/>
    </style:style>
    <style:style style:name="T36" style:family="text">
      <style:text-properties officeooo:rsid="002d82f0"/>
    </style:style>
    <style:style style:name="T37" style:family="text">
      <style:text-properties officeooo:rsid="002dac99"/>
    </style:style>
    <style:style style:name="T38" style:family="text">
      <style:text-properties officeooo:rsid="0032188f"/>
    </style:style>
    <style:style style:name="T39" style:family="text">
      <style:text-properties officeooo:rsid="00350405"/>
    </style:style>
    <style:style style:name="T40"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41" style:family="text">
      <style:text-properties officeooo:rsid="000a952c"/>
    </style:style>
    <style:style style:name="T42" style:family="text">
      <style:text-properties officeooo:rsid="000b1b7a"/>
    </style:style>
    <style:style style:name="T43" style:family="text">
      <style:text-properties fo:font-style="normal" fo:font-weight="normal" officeooo:rsid="000b1b7a" style:font-style-asian="normal" style:font-weight-asian="normal" style:font-style-complex="normal" style:font-weight-complex="normal"/>
    </style:style>
    <style:style style:name="T44" style:family="text">
      <style:text-properties fo:font-style="normal" fo:font-weight="normal" officeooo:rsid="000cea5f" style:font-style-asian="normal" style:font-weight-asian="normal" style:font-style-complex="normal" style:font-weight-complex="normal"/>
    </style:style>
    <style:style style:name="T45" style:family="text">
      <style:text-properties fo:font-style="normal" fo:font-weight="normal" officeooo:rsid="0011cc77" style:font-style-asian="normal" style:font-weight-asian="normal" style:font-style-complex="normal" style:font-weight-complex="normal"/>
    </style:style>
    <style:style style:name="T46" style:family="text">
      <style:text-properties officeooo:rsid="000cea5f"/>
    </style:style>
    <style:style style:name="T47" style:family="text">
      <style:text-properties officeooo:rsid="0011cc77"/>
    </style:style>
    <style:style style:name="T48" style:family="text">
      <style:text-properties fo:font-style="italic" style:text-underline-style="none" fo:font-weight="bold" officeooo:rsid="000cea5f" style:font-style-asian="italic" style:font-weight-asian="bold" style:font-style-complex="italic" style:font-weight-complex="bold"/>
    </style:style>
    <style:style style:name="T49" style:family="text">
      <style:text-properties fo:font-style="normal" style:text-underline-style="none" fo:font-weight="normal" officeooo:rsid="000cea5f" style:font-style-asian="normal" style:font-weight-asian="normal" style:font-style-complex="normal" style:font-weight-complex="normal"/>
    </style:style>
    <style:style style:name="T50" style:family="text">
      <style:text-properties fo:font-style="normal" style:text-underline-style="none" fo:font-weight="normal" officeooo:rsid="00106bc0" style:font-style-asian="normal" style:font-weight-asian="normal" style:font-style-complex="normal" style:font-weight-complex="normal"/>
    </style:style>
    <style:style style:name="T51" style:family="text">
      <style:text-properties fo:font-style="normal" style:text-underline-style="none" fo:font-weight="normal" officeooo:rsid="0011cc77" style:font-style-asian="normal" style:font-weight-asian="normal" style:font-style-complex="normal" style:font-weight-complex="normal"/>
    </style:style>
    <style:style style:name="T52" style:family="text">
      <style:text-properties fo:font-style="normal" style:text-underline-style="none" fo:font-weight="normal" officeooo:rsid="0013c718" style:font-style-asian="normal" style:font-weight-asian="normal" style:font-style-complex="normal" style:font-weight-complex="normal"/>
    </style:style>
    <style:style style:name="T53" style:family="text">
      <style:text-properties fo:font-style="normal" style:text-underline-style="none" fo:font-weight="normal" officeooo:rsid="0013a42a" style:font-style-asian="normal" style:font-weight-asian="normal" style:font-style-complex="normal" style:font-weight-complex="normal"/>
    </style:style>
    <style:style style:name="T54" style:family="text">
      <style:text-properties fo:font-style="normal" fo:font-weight="normal" officeooo:rsid="0011ecf1" style:font-style-asian="normal" style:font-weight-asian="normal" style:font-style-complex="normal" style:font-weight-complex="normal"/>
    </style:style>
    <style:style style:name="T55" style:family="text">
      <style:text-properties fo:font-style="normal" fo:font-weight="normal" officeooo:rsid="0013a42a" style:font-style-asian="normal" style:font-weight-asian="normal" style:font-style-complex="normal" style:font-weight-complex="normal"/>
    </style:style>
    <style:style style:name="T56" style:family="text">
      <style:text-properties officeooo:rsid="00144b59"/>
    </style:style>
    <style:style style:name="T57" style:family="text">
      <style:text-properties officeooo:rsid="001b20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text:tab/></text:span><text:span text:style-name="T2"><text:tab/><text:tab/></text:span><text:span text:style-name="T3">IOT Main Project</text:span></text:p>
      <text:p text:style-name="P2"><text:tab/><text:tab/><text:span text:style-name="T4">Civic/Municipal Solutions for </text:span><text:span text:style-name="T5">Quebec City</text:span></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p>
      <text:p text:style-name="P3"/>
      <text:p text:style-name="P4"/>
      <text:p text:style-name="P4"/>
      <text:p text:style-name="P4"><text:span text:style-name="T6">~</text:span><text:tab/>Vedansh Kashyap<text:tab/><text:span text:style-name="T6">~</text:span></text:p>
      <text:p text:style-name="P5"><text:soft-page-break/>P<text:span text:style-name="T7">hase</text:span> 1<text:tab/>-<text:tab/>Research and Data</text:p>
      <text:p text:style-name="P5">_________________________________________________</text:p>
      <text:p text:style-name="P6"/>
      <text:p text:style-name="P7">Point One</text:p>
      <text:p text:style-name="P8">Q: <text:s/>Choose your city. Select a city in Quebec that isn’t the island of Montreal. Explain why </text:p>
      <text:p text:style-name="P8">you chose this city. How many people live there? What are some important public </text:p>
      <text:p text:style-name="P8">services and facilities that the residents use often? </text:p>
      <text:p text:style-name="P6"/>
      <text:p text:style-name="P6"><text:span text:style-name="T8">A:</text:span> I chose the city of <text:span text:style-name="T8">Quebec,</text:span> primarily because <text:span text:style-name="T8">I have recently visited the city</text:span>, and I have a thorough understanding of the local geography. <text:span text:style-name="T8">Quebec City</text:span><text:span text:style-name="T9"> is home to around 40</text:span><text:span text:style-name="T8">0</text:span><text:span text:style-name="T9">, 000 people </text:span><text:span text:style-name="T7">[A1]</text:span><text:span text:style-name="T9">. </text:span><text:span text:style-name="T8">Popular public infrastructure includes </text:span><text:span text:style-name="T7">the Jean Lesage Internation Airport and the Funiculaire du Vieux Quebec.</text:span></text:p>
      <text:p text:style-name="P6"/>
      <text:p text:style-name="P9">Point Two</text:p>
      <text:p text:style-name="P8">Q: Does the city have any IoT systems in place already? If yes, explain how they work, and </text:p>
      <text:p text:style-name="P6">why the city has them. If not, has the city looked into implementing any? What public </text:p>
      <text:p text:style-name="P6">service do you think would benefit the most from the technologies you learned?</text:p>
      <text:p text:style-name="P6"/>
      <text:p text:style-name="P8">A: <text:span text:style-name="T6">Yes, Quebec City has many IoT systems including X-Telia, a water pressure management system that uses LoRaWAN </text:span><text:span text:style-name="T7">[B1]</text:span><text:span text:style-name="T6">. aVelo, an electric bike system that uses RFID for tracking and management </text:span><text:span text:style-name="T7">[B2]</text:span><text:span text:style-name="T6">. OPUS cards which also use RFID, as well as many more </text:span><text:span text:style-name="T10">that are in development</text:span><text:span text:style-name="T6">. </text:span></text:p>
      <text:p text:style-name="P8"/>
      <text:p text:style-name="P9">Point Three</text:p>
      <text:p text:style-name="P6"><text:s/><text:span text:style-name="T8">Q: </text:span>Research 3 different IoT systems that are currently in place in Montreal. Explain how </text:p>
      <text:p text:style-name="P6">each one works and what technologies they use. Do any of these systems overlap with </text:p>
      <text:p text:style-name="P6">your city of choice? Do you think your city would benefit from any of these systems? </text:p>
      <text:p text:style-name="P6"/>
      <text:p text:style-name="P10">A: <text:span text:style-name="T10">Montreal has many IoT systems including OPUS, X-Telia </text:span><text:span text:style-name="T7">[C1]</text:span><text:span text:style-name="T10">, but also city specific things like the Jaques-Cartier bridge having lights that change based on traffic and environmental inputs gathered by various sensors </text:span><text:span text:style-name="T7">[C2]</text:span><text:span text:style-name="T10">.</text:span></text:p>
      <text:p text:style-name="P6"/>
      <text:p text:style-name="P9">Point Four</text:p>
      <text:p text:style-name="P8">Q: <text:span text:style-name="T6">Research a city in a foreign country. Identify 3 different IoT systems within public </text:span></text:p>
      <text:p text:style-name="P8">services/facilities/infrastructure (they don’t all need to be in the same city) and explain </text:p>
      <text:p text:style-name="P8">them. </text:p>
      <text:p text:style-name="P6"/>
      <text:p text:style-name="P6"><text:span text:style-name="T11">A:</text:span> <text:span text:style-name="T8">The city I chose to research for IOT ideas is Seoul in South Korea, </text:span><text:span text:style-name="T12">it has plenty of IoT systems, for example;</text:span></text:p>
      <text:p text:style-name="P6"/>
      <text:p text:style-name="P10">1. <text:span text:style-name="T10">Similar to the Jaques-Cartier bridge, Seoul has many sensors around the city that collects data about the air and traffic which can help in urban planning and transit management </text:span><text:span text:style-name="T7">[D1]</text:span><text:span text:style-name="T10">.</text:span></text:p>
      <text:p text:style-name="P10"/>
      <text:p text:style-name="P10">2. <text:span text:style-name="T10">Seoul also has AI-CCTV which uses AI to monitor streets for violence and fires, this helps in making sure safety is ensured in parts of the city that are compact, although it does seem sketchy like spyware </text:span><text:span text:style-name="T7">[D2]</text:span><text:span text:style-name="T10">.</text:span></text:p>
      <text:p text:style-name="P10"/>
      <text:p text:style-name="P10">3. <text:span text:style-name="T10">Seoul also has IoT sensors in waste bins to encourage and reward recycling and promotes healthy waste management for the environment </text:span><text:span text:style-name="T7">[D3]</text:span><text:span text:style-name="T10">.</text:span></text:p>
      <text:p text:style-name="P9"><text:soft-page-break/></text:p>
      <text:p text:style-name="P9">Point Five</text:p>
      <text:p text:style-name="P6"><text:span text:style-name="T11">Q: </text:span>Identify 10 public services in your city of choice. Include addresses, websites, or city </text:p>
      <text:p text:style-name="P6">documentation (if it exists) for each one. Write it in list format.</text:p>
      <text:p text:style-name="P6"/>
      <text:p text:style-name="P8">A: <text:span text:style-name="T13">Quebec City is one of the largest cities in Quebec and it has many public services such as airports and hospitals. </text:span></text:p>
      <text:p text:style-name="P8"/>
      <text:p text:style-name="P11">1. Quebec City – Jean Lesage International Airport <text:span text:style-name="T12">==</text:span> 46.79392413332574, -71.38190699525958</text:p>
      <text:p text:style-name="P12"><text:span text:style-name="T14">2. </text:span>Hôpital Saint-François d'Assise <text:span text:style-name="T12">==</text:span> 46.82787982426, -71.23517185784583</text:p>
      <text:p text:style-name="P11">3. Galeries de la Capitale <text:span text:style-name="T12">==</text:span> 46.83094110394986, -71.30275446938613</text:p>
      <text:p text:style-name="P11">4. Funiculaire du Vieux-Québec <text:span text:style-name="T12">== 46.812599383282496, -71.20330617953503</text:span></text:p>
      <text:p text:style-name="P11">5. Videotron Center <text:span text:style-name="T12">== 46.830004805995735, -71.26069978814334</text:span></text:p>
      <text:p text:style-name="P11">6. Highways A-40 and 440 <text:span text:style-name="T12">==</text:span> <text:a xlink:type="simple" xlink:href="https://www.transports.gouv.qc.ca/fr/projets-infrastructures/info-reseau-routier/repertoire-autoroutes/Pages/repertoire-des-autoroutes-du-Quebec.aspx" text:style-name="Internet_20_link" text:visited-style-name="Visited_20_Internet_20_Link">https://www.transports.gouv.qc.ca/fr/projets-infrastructures/info-reseau-routier/repertoire-autoroutes/Pages/repertoire-des-autoroutes-du-Quebec.aspx</text:a></text:p>
      <text:p text:style-name="P11">https://montrealroads.com/roads/laval/</text:p>
      <text:p text:style-name="P11">7. <text:span text:style-name="T12">Montmorency Falls Parks == 46.887717574668976, -71.14874584264741</text:span></text:p>
      <text:p text:style-name="P11">8. <text:span text:style-name="T12">Promenade Samuel-de-Champlain == 46.76936300378289, -71.255235980586</text:span></text:p>
      <text:p text:style-name="P11">9. <text:span text:style-name="T12">Laval University == 46.78174756756283, -71.27965613174189</text:span></text:p>
      <text:p text:style-name="P11">10. <text:span text:style-name="T15">Quebec Bus Transit</text:span><text:span text:style-name="T12"> == 46.81883613164541, -71.21370158949745</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P<text:span text:style-name="T7">hase</text:span> <text:span text:style-name="T16">2</text:span><text:tab/>-<text:tab/>Research and Data</text:p>
      <text:p text:style-name="P13"><text:span text:style-name="T17">_________________________________________________</text:span></text:p>
      <text:p text:style-name="P13"/>
      <text:p text:style-name="P14" loext:marker-style-name="T18">List of Public Utilities</text:p>
      <text:p text:style-name="P14" loext:marker-style-name="T18"/>
      <text:p text:style-name="P15" loext:marker-style-name="T18"><text:tab/>1. <text:span text:style-name="T19">Jean-Lesage International Airport</text:span></text:p>
      <text:p text:style-name="P15" loext:marker-style-name="T18"><text:tab/>2. <text:span text:style-name="T19">Roads</text:span></text:p>
      <text:p text:style-name="P15" loext:marker-style-name="T18"><text:tab/>3. <text:span text:style-name="T19">Hopital </text:span><text:span text:style-name="T20">Saint-Francois d’Assise</text:span></text:p>
      <text:p text:style-name="P15" loext:marker-style-name="T18"><text:tab/>4. <text:span text:style-name="T19">Galliere des Capitales Mall</text:span></text:p>
      <text:p text:style-name="P15" loext:marker-style-name="T18"><text:tab/>5. <text:span text:style-name="T20">Bus system</text:span></text:p>
      <text:p text:style-name="P15" loext:marker-style-name="T18"/>
      <text:p text:style-name="P14" loext:marker-style-name="T18">Issues with Public Utilities</text:p>
      <text:p text:style-name="P15" loext:marker-style-name="T18"><text:tab/></text:p>
      <text:p text:style-name="P15" loext:marker-style-name="T18"><text:tab/>One</text:p>
      <text:p text:style-name="P15" loext:marker-style-name="T18"><text:tab/><text:tab/>1 <text:span text:style-name="T19">Airplanes board slowly</text:span></text:p>
      <text:p text:style-name="P15" loext:marker-style-name="T18"><text:tab/><text:tab/>2 <text:span text:style-name="T21">Long security lines</text:span></text:p>
      <text:p text:style-name="P15" loext:marker-style-name="T18"><text:tab/><text:tab/>3 <text:span text:style-name="T21">Traffic in departures</text:span></text:p>
      <text:p text:style-name="P15" loext:marker-style-name="T18"><text:tab/>Two</text:p>
      <text:p text:style-name="P15" loext:marker-style-name="T18"><text:tab/><text:tab/>1 <text:span text:style-name="T21">Potholes and accidents</text:span></text:p>
      <text:p text:style-name="P15" loext:marker-style-name="T18"><text:tab/><text:tab/>2 <text:span text:style-name="T21">Traffic</text:span></text:p>
      <text:p text:style-name="P15" loext:marker-style-name="T18"><text:tab/><text:tab/>3 <text:span text:style-name="T21">Pedestrians</text:span></text:p>
      <text:p text:style-name="P15" loext:marker-style-name="T18"><text:tab/>Three</text:p>
      <text:p text:style-name="P15" loext:marker-style-name="T18"><text:tab/><text:tab/>1 <text:span text:style-name="T21">Long wait times</text:span></text:p>
      <text:p text:style-name="P15" loext:marker-style-name="T18"><text:tab/><text:tab/>2 <text:span text:style-name="T21">Crowded</text:span></text:p>
      <text:p text:style-name="P15" loext:marker-style-name="T18"><text:tab/><text:tab/>3 <text:span text:style-name="T22">Doctors can’t communicate well</text:span></text:p>
      <text:p text:style-name="P15" loext:marker-style-name="T18"><text:tab/>Four</text:p>
      <text:p text:style-name="P15" loext:marker-style-name="T18"><text:tab/><text:tab/>1 <text:span text:style-name="T22">Crowded parking</text:span></text:p>
      <text:p text:style-name="P15" loext:marker-style-name="T18"><text:tab/><text:tab/>2 <text:span text:style-name="T22">Difficult to find stores</text:span></text:p>
      <text:p text:style-name="P15" loext:marker-style-name="T18"><text:tab/><text:tab/>3 <text:span text:style-name="T20">Music???</text:span></text:p>
      <text:p text:style-name="P15" loext:marker-style-name="T18"><text:tab/>Five</text:p>
      <text:p text:style-name="P16" loext:marker-style-name="T18"><text:span text:style-name="T23"><text:tab/><text:tab/>1 </text:span><text:span text:style-name="T24">No way to find live bus feeds</text:span></text:p>
      <text:p text:style-name="P15" loext:marker-style-name="T18"><text:tab/><text:tab/>2 <text:span text:style-name="T25">Late and early busses</text:span> </text:p>
      <text:p text:style-name="P15" loext:marker-style-name="T18"><text:tab/><text:tab/>3 <text:span text:style-name="T25">No way to choose your stop</text:span></text:p>
      <text:p text:style-name="P15"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text:soft-page-break/>IoT Solutions</text:p>
      <text:p text:style-name="P14" loext:marker-style-name="T18"/>
      <text:p text:style-name="P15" loext:marker-style-name="T18"><text:tab/>One</text:p>
      <text:p text:style-name="P15" loext:marker-style-name="T18"><text:tab/><text:tab/>1. <text:span text:style-name="T25">Automatic boarding based on arrivals and </text:span><text:span text:style-name="T26">zones. Basically a system automatically <text:tab/><text:tab/><text:tab/>analyzes the amount of seats and bookings, and automatically assigns a number on each <text:tab/><text:tab/><text:tab/>boarding pass which represents a group of five, this optimizes boarding and makes it so <text:tab/><text:tab/><text:tab/>that pilots know when everyone is on and can depart early.</text:span></text:p>
      <text:p text:style-name="P15" loext:marker-style-name="T18"><text:tab/><text:tab/>2. <text:span text:style-name="T27">Security bots that shoot terrorists with lasers.</text:span> </text:p>
      <text:p text:style-name="P15" loext:marker-style-name="T18"><text:tab/><text:tab/>3. <text:span text:style-name="T28">Automatically assigns cars to a counter and gives them a special route, this makes it <text:tab/><text:tab/><text:tab/>easier for drives to find where they have to go, therefore reducing waiting time.</text:span></text:p>
      <text:p text:style-name="P15" loext:marker-style-name="T18"><text:tab/></text:p>
      <text:p text:style-name="P15" loext:marker-style-name="T18"><text:tab/>Two</text:p>
      <text:p text:style-name="P15" loext:marker-style-name="T18"><text:tab/><text:tab/>1. <text:span text:style-name="T28">Accidents get mapped and help reroute traffic.</text:span></text:p>
      <text:p text:style-name="P15" loext:marker-style-name="T18"><text:tab/><text:tab/>2. <text:span text:style-name="T28">Road sensors that map out traffic and adjust traffic lights based on how many cars <text:tab/><text:tab/><text:tab/>there are.</text:span></text:p>
      <text:p text:style-name="P15" loext:marker-style-name="T18"><text:tab/><text:tab/>3. <text:span text:style-name="T28">When pedestrians cross, a sensor will tell barricades to rise, protecting people from <text:tab/><text:tab/><text:tab/>drunk drivers.</text:span></text:p>
      <text:p text:style-name="P15" loext:marker-style-name="T18"><text:tab/></text:p>
      <text:p text:style-name="P15" loext:marker-style-name="T18"><text:tab/>Three</text:p>
      <text:p text:style-name="P15" loext:marker-style-name="T18"><text:tab/><text:tab/>1. <text:span text:style-name="T28">An AI will determine where you need to go and will assign you a hospital based on <text:tab/><text:tab/><text:tab/>the amount of doctors free in each hospital.</text:span></text:p>
      <text:p text:style-name="P15" loext:marker-style-name="T18"><text:tab/><text:tab/>2. <text:span text:style-name="T28">RFID tags on strechers can make traffic maps for hospitals and a app on phones can <text:tab/><text:tab/><text:tab/>help doctors find the fastest path from point A to B</text:span></text:p>
      <text:p text:style-name="P15" loext:marker-style-name="T18"><text:tab/><text:tab/>3. <text:span text:style-name="T29">Doctors can have RFID tags on their coats so other doctors can always know where <text:tab/><text:tab/><text:tab/>they are.</text:span></text:p>
      <text:p text:style-name="P15" loext:marker-style-name="T18"/>
      <text:p text:style-name="P15" loext:marker-style-name="T18"><text:tab/>Four</text:p>
      <text:p text:style-name="P15" loext:marker-style-name="T18"><text:tab/><text:tab/>1. <text:span text:style-name="T29">Sensors can detect cars in spots and an app can direct you to the closest parking spot, <text:tab/><text:tab/><text:tab/>it can also tell you where you parked your car if you can’t find it.</text:span></text:p>
      <text:p text:style-name="P15" loext:marker-style-name="T18"><text:tab/><text:tab/>2. <text:span text:style-name="T29">An AI can direct you to a store depending on what you want to buy.</text:span></text:p>
      <text:p text:style-name="P15" loext:marker-style-name="T18"><text:tab/><text:tab/>3. <text:span text:style-name="T29">Sensors that detect changes in temperature, weather and buying patterns can change <text:tab/><text:tab/><text:tab/>music accordingly to make people feel more inclined to buy stuff.</text:span></text:p>
      <text:p text:style-name="P15" loext:marker-style-name="T18"/>
      <text:p text:style-name="P15" loext:marker-style-name="T18"><text:tab/>Five</text:p>
      <text:p text:style-name="P15" loext:marker-style-name="T18"><text:tab/><text:tab/>1. <text:span text:style-name="T29">Buses can have GPS trackers that update live feeds to an app.</text:span></text:p>
      <text:p text:style-name="P15" loext:marker-style-name="T18"><text:tab/><text:tab/>2. <text:span text:style-name="T29">Buttons on bus stops so you can tell the bus how many </text:span><text:span text:style-name="T30">people are at each stop so that <text:tab/><text:tab/><text:tab/>drivers can skip empty stops.</text:span></text:p>
      <text:p text:style-name="P15" loext:marker-style-name="T18"><text:tab/><text:tab/>3. <text:span text:style-name="T30">On the bus there could be a screen that shows all the stops, you can choose where you <text:tab/><text:tab/>want to be dropped off, once the bus reaches the stop, the driver gets a notification on <text:tab/><text:tab/><text:tab/>his screen and you get a notification on your phone using the Chrono app.</text:span></text:p>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
      <text:p text:style-name="P14" loext:marker-style-name="T18"><text:soft-page-break/>Solution Designs</text:p>
      <text:p text:style-name="P14" loext:marker-style-name="T18"/>
      <text:p text:style-name="P15" loext:marker-style-name="T18"><text:span text:style-name="T31">Airport Solution:</text:span></text:p>
      <text:p text:style-name="P15" loext:marker-style-name="T18"><text:tab/><text:tab/><text:span text:style-name="T31">To make the airport </text:span><text:span text:style-name="T27">lines </text:span><text:span text:style-name="T32">shorter </text:span><text:span text:style-name="T33">security will be done by hyper efficient robots that will automatically detect dangerous items, this will alert a human agent to check you, this way all you have to do is walk in a hallway instead of going through all the processes of seurity. These robots will also be outside on the tarmac where they will scan the gates and planes and use a LoRaWAN system to forward information to both ATC and you via an airport app.</text:span></text:p>
      <text:p text:style-name="P15" loext:marker-style-name="T18"/>
      <text:p text:style-name="P15" loext:marker-style-name="T18"><text:span text:style-name="T31">Road Network Solution:</text:span></text:p>
      <text:p text:style-name="P15" loext:marker-style-name="T18"><text:span text:style-name="T32"><text:tab/>A system could be made where all accidents and congestion get reported to a main traffic control system, this system can then use AI to control traffic lights based on where the congestion is. For example if a lot of people want to use one road and there is a traffic light on an intersection with another lesser used road, then the traffic light </text:span><text:span text:style-name="T34">can stay green on the main road </text:span><text:span text:style-name="T35">rather than be green on a road that’s less congested. Sensors can also be placed to gauge pedestrian activity and coordinate barriers near roads to protect crosswalks. </text:span><text:span text:style-name="T36">It can also inform drivers using an app. The AI can be linked with traffic lights using a grid of LoRaWAN transmitters on top of buildings that connect to smaller Z-Wave antennae on top of traffic lights.</text:span></text:p>
      <text:p text:style-name="P15" loext:marker-style-name="T18"/>
      <text:p text:style-name="P15" loext:marker-style-name="T18"><text:span text:style-name="T31">Hospital Solution:</text:span></text:p>
      <text:p text:style-name="P15" loext:marker-style-name="T18"><text:span text:style-name="T31"><text:tab/>RFID </text:span><text:span text:style-name="T36">tags can be attached to strechers and medical coats to track the movements of both and allow nurses and paramedics to be able to quickly move patients around and prevent delays and crowds. This can all be linked together via Z-Wave.</text:span></text:p>
      <text:p text:style-name="P15" loext:marker-style-name="T18"/>
      <text:p text:style-name="P15" loext:marker-style-name="T18"/>
      <text:p text:style-name="P15" loext:marker-style-name="T18"><text:span text:style-name="T31">Gallieres de Capitale Solution:</text:span></text:p>
      <text:p text:style-name="P15" loext:marker-style-name="T18"><text:span text:style-name="T36"><text:tab/>Two large issues with malls is the inability to find parking and lack of environmental additions, in short malls are crowded and boring, fixing both of these will result in higher customer satisfaction and by proxy, higher revenue. We can do this by attaching sensors to parking spots that connect with each other using the same road system as before, just with a different sub-system for parking in specific.</text:span></text:p>
      <text:p text:style-name="P15" loext:marker-style-name="T18"/>
      <text:p text:style-name="P17" loext:marker-style-name="T18">Making a more entertaining environment is also important for profits, to solve the issue of malls being sometimes dull we can add music and lighting that changes depending on how many cars there are in parking, the temperature outside (sensors) and the time of day. This will all transmit information using LoRaWAN to a main system that chooses between playlists and lighting schemes with certain tags, for example “Summer” “Night” or “Traffic”.</text:p>
      <text:p text:style-name="P15" loext:marker-style-name="T18"/>
      <text:p text:style-name="P15" loext:marker-style-name="T18"><text:span text:style-name="T31">Bus Solutions:</text:span></text:p>
      <text:p text:style-name="P15" loext:marker-style-name="T18"><text:span text:style-name="T37">It can be very easy to </text:span><text:span text:style-name="T38">miss your stop or have long bus rides, both of these things hamper perception and use of public services and discourage people from using them. A good solution is to put GPS trackers on all busses to make them easy to track where they are, these trackers will send positions to the Cronos app. Additionally every bus stop will have a button allowing people to </text:span><text:span text:style-name="T33">tell the bus covering the stop that they are there, this button will reliably send a signal to drivers telling them which stops to skip, therefore improving bus speeds. This system will also continue on the bus where you can log your stop on a screen in the bus which automatically connects to you phone, granted you have the app. Once you reach your stop your phone will give you a notification, you can also track how long it will take using the app.</text:span></text:p>
      <text:p text:style-name="P15" loext:marker-style-name="T18"/>
      <text:p text:style-name="P14" loext:marker-style-name="T18"><text:soft-page-break/>Interoperability</text:p>
      <text:p text:style-name="P15" loext:marker-style-name="T18"><text:tab/></text:p>
      <text:p text:style-name="P15" loext:marker-style-name="T18"><text:tab/><text:span text:style-name="T31">The road sensors and bus LoRaWAN systems can be interconnected to </text:span><text:span text:style-name="T38">cut costs and improve coverage. This system will also be able to connect with the systems in the mall, </text:span><text:span text:style-name="T33">airport</text:span><text:span text:style-name="T38"> and in other various parking lots in the city, for a price of course. Sensors in the mall can also be used around the city part of an interconnected system called NUUDES (Nearly Unified Urban Design and Environmental Systems) it will also have an app so pedestrians can monitor traffic real time more reliably. It will also change lights around the city based on various environmental factors. </text:span><text:span text:style-name="T39">All of these systems are controlled by a network of computers around the city dubbed the “Brain Cores” they will communicate with peripheral systems (parking monitors, weather sensors, airport gates, etc) via a global system of LoRaWAN antenae placed in every block, they communicate much like the nervous system of our own bodies, collecting stimuli, sending them to the “brains” and then sending reactons back to actors via the same “nerves” this system is the cellular root of life, into our urban systems, fusing the essence of life into the way we live, truly divine.</text:span></text:p>
      <text:p text:style-name="P14" loext:marker-style-name="T18"/>
      <text:p text:style-name="P14" loext:marker-style-name="T18">Diagrams</text:p>
      <text:p text:style-name="P14" loext:marker-style-name="T18"/>
      <text:p text:style-name="P18" loext:marker-style-name="T40"><text:tab/><text:span text:style-name="T38">To be handed i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Phase <text:span text:style-name="T41">3</text:span> – <text:span text:style-name="T41">Proof of Concept</text:span></text:p>
      <text:p text:style-name="P21">_________________________________________________ </text:p>
      <text:p text:style-name="P22">IoT Solutions in Practice</text:p>
      <text:p text:style-name="P23">Road <text:span text:style-name="T42">Security</text:span> Solution: Seoul, South Korea</text:p>
      <text:p text:style-name="P23"><text:tab/><text:span text:style-name="T43">Similar to what I plan for Quebec, Seoul has already implemented many road security features using IoT, for example smart crosswalks that ensure pedestrian safety. </text:span><text:span text:style-name="T44">They also have sensors on traffic lights that provide data on traffic to citizens </text:span><text:span text:style-name="T45">[A1]</text:span><text:span text:style-name="T44">, aside from real time traffic light software changes, they nearly did everything I planned. They also use AI voice technology and smart signboards to aid the blind in crossing, reducing total accidents and improving citizen welfare </text:span><text:span text:style-name="T45">[A1]</text:span><text:span text:style-name="T44">. </text:span></text:p>
      <text:p text:style-name="P23">Central Ambi<text:span text:style-name="T46">a</text:span>nce Solution: Barcelona, Spain</text:p>
      <text:p text:style-name="P24"><text:tab/>Barcelona is a great example of what I plan to install in Quebec City as it has the same idea of “nerve endings” that collect information providing this data to different effectors that act on these inputs <text:span text:style-name="T47">[A2]</text:span>. <text:span text:style-name="T42">Steetlights have weather monitors, light and motion sensors as well as sensors for air quality data collection [A</text:span><text:span text:style-name="T47">2</text:span><text:span text:style-name="T42">]. Almost everything I suggested aside from seasonal monitoring, those solutions however can be found in many other cities such as Ahmedabad, India [A</text:span><text:span text:style-name="T47">3</text:span><text:span text:style-name="T42">]. These nerve endings automate lighting control all around the city as well as giving information to humans for design ideas. It’s a less intricate solution than what I suggest but it’s been done other places in the world and combining these solutions could result in a livelier and safer city.</text:span></text:p>
      <text:p text:style-name="P22">Costs and Usage</text:p>
      <text:p text:style-name="P25">Road Security Solution</text:p>
      <text:p text:style-name="P21"><text:span text:style-name="T48"><text:tab/></text:span><text:span text:style-name="T49">Road sensors and AI systems in </text:span><text:span text:style-name="T50">Seoul are estimated to cost anywhere from 28.5-30 million dollars </text:span><text:span text:style-name="T51">[B1]</text:span><text:span text:style-name="T50">. LoRaWAN gateways typically cost $1 100 </text:span><text:span text:style-name="T51">[B1]</text:span><text:span text:style-name="T50"> and environmental sensors can be as low as 10. the issue is that we need multiple sensors, and </text:span><text:span text:style-name="T52">software capable of changing </text:span><text:span text:style-name="T50">traffic flows in minutes </text:span><text:span text:style-name="T51">[B2]</text:span><text:span text:style-name="T50">. Networking and maintenance costs seem to be the more expensive part of maintaining IoT systems, hence the 30 million dollar costs. </text:span><text:span text:style-name="T51">However it is clearly worth it as it aids the impaired as well as average citizens. Studies show that it reduces accidents and routes traffic to save lives and time [B2]. </text:span><text:span text:style-name="T53">The cost of this would probably be a fraction of this if implemented in Quebec due to city size. 30 million for almost perfect road safety is not that high a price all things considered.</text:span></text:p>
      <text:p text:style-name="P25">Central Ambiance Solution</text:p>
      <text:p text:style-name="P25"><text:span text:style-name="T54">Barcelona’</text:span><text:span text:style-name="T55">s ambiance solution closely resembles the one I plan, cost wise it seems to be around 1-2 million dollars of city wide implementation and around 15 million [B3] if you consider environmental sensors on 90% of streetlights as well as a full integration software “brain cores”. These systems seem useless but studies show that IoT solutions like this save around $14 MILLION in electricity costs [B4]. It can also result in an ~38% carbon emission reduction [B5], and a more lively market environment will always result in more purchases, it’s basic human psychology. So while it may cost a lot to implement, Quebec City would probably start profitting off of the technology in just about 4 years.</text:span></text:p>
      <text:p text:style-name="P22"><text:soft-page-break/>Potential Alternitaves</text:p>
      <text:p text:style-name="P26">Road Security</text:p>
      <text:p text:style-name="P27"><text:tab/>Potential alternitaves to this costly solution is to cut out the neural network and to replace it by simply sending those results to urban planners so they can make more permanent solutions. Of course in my solution the same thing would be done so if the government were to allocate some extra funds into actually useful AI research, it would actually end up being more profitable. Even if the AI messes up, it will certainly be better than random chance and arbitrary timings.</text:p>
      <text:p text:style-name="P27"/>
      <text:p text:style-name="P26">City Ambiance</text:p>
      <text:p text:style-name="P27"><text:tab/>City ambiance could alternitavely be conrolled by user input, for example a voting booth where you answer some short questions on a screen and after an hour, a terminal concludes on the largest majority theme people prefer and simply program lights to change like that. Issues with this solution come from it not being automatic as well as it not being able to change depending on motion. So this altern<text:span text:style-name="T56">ative would be actually more costly as the sensors are a long term investment with returns, unlike just the lighting which only has effects on short term sales.</text:span></text:p>
      <text:p text:style-name="P28"/>
      <text:p text:style-name="P26"/>
      <text:p text:style-name="P29"/>
      <text:p text:style-name="P3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Sources</text:p>
      <text:p text:style-name="P5">_________________________________________________</text:p>
      <text:p text:style-name="P9"/>
      <text:p text:style-name="P9">P<text:span text:style-name="T7">hase One</text:span></text:p>
      <text:p text:style-name="P31">A.</text:p>
      <text:p text:style-name="P31"><text:tab/>1 https://www.ville.quebec.qc.ca/en/</text:p>
      <text:p text:style-name="P31">B.</text:p>
      <text:p text:style-name="P31"><text:tab/>1 <text:span text:style-name="T8">https://en.x-telia.com/</text:span></text:p>
      <text:p text:style-name="P31"><text:tab/>2 https://aveloquebec.ca/en/about-us/</text:p>
      <text:p text:style-name="P31">C.</text:p>
      <text:p text:style-name="P31"><text:tab/>1 <text:a xlink:type="simple" xlink:href="https://en.x-telia.com/" text:style-name="Internet_20_link" text:visited-style-name="Visited_20_Internet_20_Link"><text:span text:style-name="T8">https://en.x-telia.com/</text:span></text:a><text:span text:style-name="T8"><text:tab/>-<text:tab/>https://www.artm.quebec/en/fares/fare-platform/opus/</text:span></text:p>
      <text:p text:style-name="P31"><text:tab/>2 https://jacquescartierchamplain.ca/en/major-projects/illumination-of-the-jacques-cartier-bridge/about/</text:p>
      <text:p text:style-name="P31"/>
      <text:p text:style-name="P31">D.</text:p>
      <text:p text:style-name="P31"><text:tab/>1 https://www.smartcountry.berlin/en/newsblog/details/newsblog-details_25408.html</text:p>
      <text:p text:style-name="P31"><text:tab/>2 https://www.smartcountry.berlin/en/newsblog/details/newsblog-details_25408.html</text:p>
      <text:p text:style-name="P31"><text:tab/>3 <text:a xlink:type="simple" xlink:href="https://www.smartcountry.berlin/en/newsblog/details/newsblog-details_25408.html" text:style-name="Internet_20_link" text:visited-style-name="Visited_20_Internet_20_Link">https://www.smartcountry.berlin/en/newsblog/details/newsblog-details_25408.html</text:a></text:p>
      <text:p text:style-name="P32">Sadly the source for section D is europoor garbage, sorry sir,</text:p>
      <text:p text:style-name="P31"/>
      <text:p text:style-name="P9">P<text:span text:style-name="T7">hase Two</text:span></text:p>
      <text:p text:style-name="P33">~</text:p>
      <text:p text:style-name="P33"/>
      <text:p text:style-name="P9"><text:span text:style-name="T57">P</text:span><text:span text:style-name="T7">hase T</text:span><text:span text:style-name="T57">hree</text:span></text:p>
      <text:p text:style-name="P34">IoT solutions in practice [A]</text:p>
      <text:p text:style-name="P35"><text:span text:style-name="T47">1 - </text:span><text:a xlink:type="simple" xlink:href="https://smartcity.go.kr/en/2024/08/20/서울시-똑똑한-사물인터넷iot-시민-안전분야에-본격/" text:style-name="Internet_20_link" text:visited-style-name="Visited_20_Internet_20_Link">https://smartcity.go.kr/en/2024/08/20/%EC%84%9C%EC%9A%B8%EC%8B%9C-%EB%98%91%EB%98%91%ED%95%9C-%EC%82%AC%EB%AC%BC%EC%9D%B8%ED%84%B0%EB%84%B7iot-%EC%8B%9C%EB%AF%BC-%EC%95%88%EC%A0%84%EB%B6%84%EC%95%BC%EC%97%90-%EB%B3%B8%EA%B2%A9/</text:a></text:p>
      <text:p text:style-name="P30"><text:span text:style-name="T47">2- </text:span><text:a xlink:type="simple" xlink:href="https://timesofindia.indiatimes.com/city/ahmedabad/inside-ahmedabads-rs-500-crore-smart-streetlight-revolution-how-one-click-will-control-2-lakh-poles/photostory/125153159.cms" text:style-name="Internet_20_link" text:visited-style-name="Visited_20_Internet_20_Link">https://timesofindia.indiatimes.com/city/ahmedabad/inside-ahmedabads-rs-500-crore-smart-streetlight-revolution-how-one-click-will-control-2-lakh-poles/photostory/125153159.cms</text:a></text:p>
      <text:p text:style-name="P30"><text:span text:style-name="T47">3- </text:span><text:a xlink:type="simple" xlink:href="https://hylele.us/blogs/news/why-led-area-lights-are-the-future-of-smart-cities" text:style-name="Internet_20_link" text:visited-style-name="Visited_20_Internet_20_Link">https://hylele.us/blogs/news/why-led-area-lights-are-the-future-of-smart-cities</text:a></text:p>
      <text:p text:style-name="P30"/>
      <text:p text:style-name="P34">Costs and Usage [B]</text:p>
      <text:p text:style-name="P30"><text:span text:style-name="T47">1 - </text:span><text:a xlink:type="simple" xlink:href="https://www.choovio.com/lorawan-vs-traditional-systems-cost-comparison/" text:style-name="Internet_20_link" text:visited-style-name="Visited_20_Internet_20_Link">https://www.choovio.com/lorawan-vs-traditional-systems-cost-comparison/</text:a></text:p>
      <text:p text:style-name="P30"><text:span text:style-name="T47">2 - </text:span><text:a xlink:type="simple" xlink:href="https://smartcity.go.kr/wp-content/uploads/2024/09/EN10.Intelligent-Intersection-Management-System.pdf" text:style-name="Internet_20_link" text:visited-style-name="Visited_20_Internet_20_Link">https://smartcity.go.kr/wp-content/uploads/2024/09/EN10.Intelligent-Intersection-Management-System.pdf</text:a></text:p>
      <text:p text:style-name="P36">3 - <text:a xlink:type="simple" xlink:href="https://www.chz-lighting.com/a-the-cost-of-installing-a-smart-street-lighting-system-in-your-city.html" text:style-name="Internet_20_link" text:visited-style-name="Visited_20_Internet_20_Link">https://www.chz-lighting.com/a-the-cost-of-installing-a-smart-street-lighting-system-in-your-city.html</text:a></text:p>
      <text:p text:style-name="P37">4 - <text:a xlink:type="simple" xlink:href="https://www.smartbrighten.com/news/advantages-of-intelligent-street-lighting-systems-a-complete-guide-for-smart-cities/" text:style-name="Internet_20_link" text:visited-style-name="Visited_20_Internet_20_Link">https://www.smartbrighten.com/news/advantages-of-intelligent-street-lighting-systems-a-complete-guide-for-smart-cities/</text:a></text:p>
      <text:p text:style-name="P29">5 – tondo-iot.com/articles/tondo-smart-roadway-lighting-economics/</text:p>
      <text:p text:style-name="P29"/>
      <text:p text:style-name="P26">Potential Alternitaves [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7T14:17:31.649966491</meta:creation-date>
    <dc:date>2026-04-30T14:51:20.275302374</dc:date>
    <meta:editing-duration>P3DT13M10S</meta:editing-duration>
    <meta:editing-cycles>1</meta:editing-cycles>
    <meta:document-statistic meta:table-count="0" meta:image-count="0" meta:object-count="0" meta:page-count="10" meta:paragraph-count="162" meta:word-count="2552" meta:character-count="16675" meta:non-whitespace-character-count="14101"/>
    <meta:generator>LibreOffice/26.2.2.2$Linux_X86_64 LibreOffice_project/620$Build-2</meta:generator>
  </office:meta>
</office:document-meta>
</file>